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0.77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5.7cm" svg:height="2.4cm" svg:x="2.8cm" svg:y="1.5cm">
          <text:p text:style-name="P1"><text:span text:style-name="T1">ORANG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7cm" svg:height="2.4cm" svg:x="2.799cm" svg:y="3.8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7cm" svg:height="2.4cm" svg:x="2.799cm" svg:y="6.2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cm" svg:height="2.4cm" svg:x="18.401cm" svg:y="1.501cm">
          <text:p text:style-name="P1"><text:span text:style-name="T1">FUS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7cm" svg:height="2.4cm" svg:x="18.4cm" svg:y="3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7cm" svg:height="2.4cm" svg:x="18.4cm" svg:y="6.3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8.5cm" svg:y1="5.1cm" svg:x2="18.3cm" svg:y2="5.1cm">
          <text:p/>
        </draw:line>
        <draw:frame draw:style-name="gr4" draw:text-style-name="P4" draw:layer="layout" svg:width="4.3cm" svg:height="1.026cm" svg:x="8.6cm" svg:y="3.7cm">
          <draw:text-box>
            <text:p><text:span text:style-name="T1">1</text:span></text:p>
          </draw:text-box>
        </draw:frame>
        <draw:frame draw:style-name="gr4" draw:text-style-name="P4" draw:layer="layout" svg:width="0.9cm" svg:height="1.026cm" svg:x="17cm" svg:y="3.7cm">
          <draw:text-box>
            <text:p><text:span text:style-name="T1">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6-07-20T13:49:04</meta:creation-date>
    <dc:date>2017-06-20T15:05:51.943299654</dc:date>
    <meta:editing-duration>PT47S</meta:editing-duration>
    <meta:editing-cycles>8</meta:editing-cycles>
    <meta:generator>LibreOffice/5.1.6.2$Linux_X86_64 LibreOffice_project/10m0$Build-2</meta:generator>
    <meta:document-statistic meta:object-count="9"/>
  </office:meta>
</office:document-meta>
</file>